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1" fo:font-size="10pt" officeooo:rsid="000709de" officeooo:paragraph-rsid="000709de" style:font-size-asian="8.75pt" style:font-size-complex="10pt"/>
    </style:style>
    <style:style style:name="P2" style:family="paragraph" style:parent-style-name="Standard">
      <style:paragraph-properties>
        <style:tab-stops>
          <style:tab-stop style:position="9.878cm"/>
        </style:tab-stops>
      </style:paragraph-properties>
      <style:text-properties style:font-name="Arial1" fo:font-size="10pt" officeooo:rsid="000709de" officeooo:paragraph-rsid="000709de" style:font-size-asian="8.75pt" style:font-size-complex="10pt"/>
    </style:style>
    <style:style style:name="P3" style:family="paragraph" style:parent-style-name="Standard">
      <style:text-properties style:font-name="Arial1" fo:font-size="10pt" officeooo:rsid="00071f75" officeooo:paragraph-rsid="00071f75" style:font-size-asian="8.75pt" style:font-size-complex="10pt"/>
    </style:style>
    <style:style style:name="P4" style:family="paragraph" style:parent-style-name="Standard">
      <style:text-properties style:font-name="Arial1" fo:font-size="10pt" officeooo:rsid="0008c154" officeooo:paragraph-rsid="0008c154" style:font-size-asian="8.75pt" style:font-size-complex="10pt"/>
    </style:style>
    <style:style style:name="P5" style:family="paragraph" style:parent-style-name="Standard">
      <style:text-properties style:font-name="Arial1" fo:font-size="10pt" officeooo:rsid="000bbae1" officeooo:paragraph-rsid="000bbae1" style:font-size-asian="8.75pt" style:font-size-complex="10pt"/>
    </style:style>
    <style:style style:name="P6" style:family="paragraph" style:parent-style-name="Standard">
      <style:text-properties style:font-name="Arial1" fo:font-size="10pt" officeooo:rsid="000d946b" officeooo:paragraph-rsid="000d946b" style:font-size-asian="8.75pt" style:font-size-complex="10pt"/>
    </style:style>
    <style:style style:name="P7" style:family="paragraph" style:parent-style-name="Standard">
      <style:text-properties style:font-name="Arial1" fo:font-size="10pt" officeooo:rsid="004a6405" officeooo:paragraph-rsid="004a6405" style:font-size-asian="8.75pt" style:font-size-complex="10pt"/>
    </style:style>
    <style:style style:name="P8" style:family="paragraph" style:parent-style-name="Standard">
      <style:text-properties style:font-name="Arial1" fo:font-size="10pt" officeooo:rsid="002f8308" officeooo:paragraph-rsid="002f8308" fo:background-color="transparent" style:font-size-asian="10pt" style:font-size-complex="10pt"/>
    </style:style>
    <style:style style:name="P9" style:family="paragraph" style:parent-style-name="Standard">
      <style:text-properties style:font-name="Arial1" fo:font-size="10pt" officeooo:rsid="0030ad0c" officeooo:paragraph-rsid="0033e260" fo:background-color="transparent" style:font-size-asian="10pt" style:font-size-complex="10pt"/>
    </style:style>
    <style:style style:name="P10" style:family="paragraph" style:parent-style-name="Standard">
      <style:text-properties style:font-name="Arial1" fo:font-size="10pt" officeooo:rsid="0030ad0c" officeooo:paragraph-rsid="0033e260" fo:background-color="transparent" style:font-size-asian="8.75pt" style:font-size-complex="10pt"/>
    </style:style>
    <style:style style:name="P11" style:family="paragraph" style:parent-style-name="Standard">
      <style:paragraph-properties fo:text-align="center" style:justify-single-word="false"/>
      <style:text-properties style:font-name="Arial1" fo:font-size="10pt" officeooo:rsid="001f17af" officeooo:paragraph-rsid="001f17af" style:font-size-asian="10pt" style:font-size-complex="10pt"/>
    </style:style>
    <style:style style:name="P12" style:family="paragraph" style:parent-style-name="Standard">
      <style:text-properties style:text-line-through-style="none" style:text-line-through-type="none" style:font-name="Arial1" fo:font-size="10pt" style:text-underline-style="none" officeooo:rsid="001f17af" officeooo:paragraph-rsid="001f17af" style:font-size-asian="10pt" style:font-size-complex="10pt"/>
    </style:style>
    <style:style style:name="P13" style:family="paragraph" style:parent-style-name="Standard">
      <style:text-properties style:text-line-through-style="none" style:text-line-through-type="none" style:font-name="Arial1" fo:font-size="10pt" style:text-underline-style="none" officeooo:rsid="002f8308" officeooo:paragraph-rsid="002f8308" fo:background-color="transparent" style:font-size-asian="10pt" style:font-size-complex="10pt"/>
    </style:style>
    <style:style style:name="P14" style:family="paragraph" style:parent-style-name="Standard">
      <style:text-properties style:text-line-through-style="none" style:text-line-through-type="none" style:font-name="Arial1" fo:font-size="10pt" style:text-underline-style="none" officeooo:rsid="0030ad0c" officeooo:paragraph-rsid="0030ad0c" fo:background-color="transparent" style:font-size-asian="10pt" style:font-size-complex="10pt"/>
    </style:style>
    <style:style style:name="P15" style:family="paragraph" style:parent-style-name="Standard">
      <style:text-properties style:text-line-through-style="none" style:text-line-through-type="none" style:font-name="Arial1" fo:font-size="10pt" style:text-underline-style="none" officeooo:rsid="0057fde2" officeooo:paragraph-rsid="0033e260" fo:background-color="transparent" style:font-size-asian="8.75pt" style:font-size-complex="10pt"/>
    </style:style>
    <style:style style:name="P16" style:family="paragraph" style:parent-style-name="Standard">
      <style:text-properties style:text-line-through-style="none" style:text-line-through-type="none" style:font-name="Arial1" fo:font-size="10pt" style:text-underline-style="none" officeooo:rsid="001f17af" officeooo:paragraph-rsid="00770bed" style:font-size-asian="8.75pt" style:font-size-complex="10pt"/>
    </style:style>
    <style:style style:name="P17" style:family="paragraph" style:parent-style-name="Standard">
      <style:text-properties style:use-window-font-color="true" loext:opacity="0%" style:font-name="Arial1" fo:font-size="10pt" officeooo:rsid="000709de" officeooo:paragraph-rsid="000709de" style:font-size-asian="8.75pt" style:font-size-complex="10pt"/>
    </style:style>
    <style:style style:name="P18" style:family="paragraph" style:parent-style-name="Standard">
      <style:text-properties style:use-window-font-color="true" loext:opacity="0%" style:font-name="Arial1" fo:font-size="10pt" officeooo:rsid="000709de" officeooo:paragraph-rsid="000d946b" style:font-size-asian="8.75pt" style:font-size-complex="10pt"/>
    </style:style>
    <style:style style:name="P19" style:family="paragraph" style:parent-style-name="Standard">
      <style:text-properties style:use-window-font-color="true" loext:opacity="0%" style:font-name="Arial1" fo:font-size="10pt" officeooo:rsid="0008c154" officeooo:paragraph-rsid="0008c154" style:font-size-asian="8.75pt" style:font-size-complex="10pt"/>
    </style:style>
    <style:style style:name="P20" style:family="paragraph" style:parent-style-name="Standard">
      <style:text-properties style:use-window-font-color="true" loext:opacity="0%" style:font-name="Arial1" fo:font-size="10pt" officeooo:rsid="0008c154" officeooo:paragraph-rsid="0081ebb7" style:font-size-asian="8.75pt" style:font-size-complex="10pt"/>
    </style:style>
    <style:style style:name="P21" style:family="paragraph" style:parent-style-name="Standard">
      <style:text-properties style:use-window-font-color="true" loext:opacity="0%" style:font-name="Arial1" fo:font-size="10pt" officeooo:rsid="00432471" officeooo:paragraph-rsid="00432471" style:font-size-asian="8.75pt" style:font-size-complex="10pt"/>
    </style:style>
    <style:style style:name="P22" style:family="paragraph" style:parent-style-name="Standard">
      <style:text-properties style:use-window-font-color="true" loext:opacity="0%" style:font-name="Arial1" fo:font-size="10pt" officeooo:rsid="000bbae1" officeooo:paragraph-rsid="000bbae1" style:font-size-asian="8.75pt" style:font-size-complex="10pt"/>
    </style:style>
    <style:style style:name="P23" style:family="paragraph" style:parent-style-name="Standard">
      <style:text-properties style:use-window-font-color="true" loext:opacity="0%" style:font-name="Arial1" fo:font-size="10pt" officeooo:rsid="000d946b" officeooo:paragraph-rsid="000d946b" style:font-size-asian="8.75pt" style:font-size-complex="10pt"/>
    </style:style>
    <style:style style:name="P24" style:family="paragraph" style:parent-style-name="Standard">
      <style:text-properties style:use-window-font-color="true" loext:opacity="0%" style:font-name="Arial1" fo:font-size="10pt" officeooo:rsid="000f09ed" officeooo:paragraph-rsid="000f09ed" style:font-size-asian="8.75pt" style:font-size-complex="10pt"/>
    </style:style>
    <style:style style:name="P25" style:family="paragraph" style:parent-style-name="Standard">
      <style:text-properties style:use-window-font-color="true" loext:opacity="0%" style:font-name="Arial1" fo:font-size="10pt" officeooo:rsid="000f09ed" officeooo:paragraph-rsid="0046d48b" style:font-size-asian="8.75pt" style:font-size-complex="10pt"/>
    </style:style>
    <style:style style:name="P26" style:family="paragraph" style:parent-style-name="Standard">
      <style:text-properties style:use-window-font-color="true" loext:opacity="0%" style:font-name="Arial1" fo:font-size="10pt" officeooo:rsid="000f09ed" officeooo:paragraph-rsid="004bda12" style:font-size-asian="8.75pt" style:font-size-complex="10pt"/>
    </style:style>
    <style:style style:name="P27" style:family="paragraph" style:parent-style-name="Standard">
      <style:text-properties style:use-window-font-color="true" loext:opacity="0%" style:font-name="Arial1" fo:font-size="10pt" officeooo:rsid="0081ebb7" officeooo:paragraph-rsid="0081ebb7" style:font-size-asian="8.75pt" style:font-size-complex="10pt"/>
    </style:style>
    <style:style style:name="P28" style:family="paragraph" style:parent-style-name="Standard">
      <style:text-properties style:use-window-font-color="true" loext:opacity="0%" style:font-name="Arial1" fo:font-size="10pt" fo:font-weight="normal" officeooo:rsid="000f09ed" officeooo:paragraph-rsid="000f09ed" style:font-size-asian="8.75pt" style:font-weight-asian="normal" style:font-size-complex="10pt" style:font-weight-complex="normal"/>
    </style:style>
    <style:style style:name="P29" style:family="paragraph" style:parent-style-name="Standard">
      <style:text-properties style:use-window-font-color="true" loext:opacity="0%" style:font-name="Arial1" fo:font-size="10pt" fo:font-weight="normal" officeooo:rsid="000f09ed" officeooo:paragraph-rsid="004bda12" style:font-size-asian="8.75pt" style:font-weight-asian="normal" style:font-size-complex="10pt" style:font-weight-complex="normal"/>
    </style:style>
    <style:style style:name="P30" style:family="paragraph" style:parent-style-name="Standard">
      <style:text-properties style:use-window-font-color="true" loext:opacity="0%" style:font-name="Arial1" fo:font-size="10pt" fo:font-weight="normal" officeooo:rsid="000f09ed" officeooo:paragraph-rsid="004fac03" style:font-size-asian="8.75pt" style:font-weight-asian="normal" style:font-size-complex="10pt" style:font-weight-complex="normal"/>
    </style:style>
    <style:style style:name="P31" style:family="paragraph" style:parent-style-name="Standard">
      <style:text-properties style:use-window-font-color="true" loext:opacity="0%" style:font-name="Arial1" fo:font-size="10pt" fo:font-weight="normal" officeooo:rsid="000f09ed" officeooo:paragraph-rsid="0054860e" style:font-size-asian="8.75pt" style:font-weight-asian="normal" style:font-size-complex="10pt" style:font-weight-complex="normal"/>
    </style:style>
    <style:style style:name="P32" style:family="paragraph" style:parent-style-name="Standard">
      <style:text-properties style:use-window-font-color="true" loext:opacity="0%" style:font-name="Arial1" fo:font-size="10pt" fo:font-weight="normal" officeooo:rsid="000f09ed" officeooo:paragraph-rsid="005a6f81" style:font-size-asian="8.75pt" style:font-weight-asian="normal" style:font-size-complex="10pt" style:font-weight-complex="normal"/>
    </style:style>
    <style:style style:name="P33" style:family="paragraph" style:parent-style-name="Standard">
      <style:text-properties style:use-window-font-color="true" loext:opacity="0%" style:font-name="Arial1" fo:font-size="10pt" fo:font-weight="normal" officeooo:rsid="0045265a" officeooo:paragraph-rsid="000ff664" style:font-size-asian="8.75pt" style:font-weight-asian="normal" style:font-size-complex="10pt" style:font-weight-complex="normal"/>
    </style:style>
    <style:style style:name="P34" style:family="paragraph" style:parent-style-name="Standard">
      <style:text-properties style:use-window-font-color="true" loext:opacity="0%" style:font-name="Arial1" fo:font-size="10pt" fo:font-weight="normal" officeooo:rsid="0046d48b" officeooo:paragraph-rsid="00480278" style:font-size-asian="8.75pt" style:font-weight-asian="normal" style:font-size-complex="10pt" style:font-weight-complex="normal"/>
    </style:style>
    <style:style style:name="P35" style:family="paragraph" style:parent-style-name="Standard">
      <style:text-properties style:use-window-font-color="true" loext:opacity="0%" style:font-name="Arial1" fo:font-size="10pt" fo:font-weight="normal" officeooo:rsid="0011912f" officeooo:paragraph-rsid="0011912f" style:font-size-asian="8.75pt" style:font-weight-asian="normal" style:font-size-complex="10pt" style:font-weight-complex="normal"/>
    </style:style>
    <style:style style:name="P36" style:family="paragraph" style:parent-style-name="Standard">
      <style:text-properties style:use-window-font-color="true" loext:opacity="0%" style:font-name="Arial1" fo:font-size="10pt" fo:font-weight="normal" officeooo:rsid="006d3c6e" officeooo:paragraph-rsid="006d3c6e" style:font-size-asian="8.75pt" style:font-weight-asian="normal" style:font-size-complex="10pt" style:font-weight-complex="normal"/>
    </style:style>
    <style:style style:name="P37" style:family="paragraph" style:parent-style-name="Standard">
      <style:text-properties style:use-window-font-color="true" loext:opacity="0%" style:font-name="Arial1" fo:font-size="10pt" fo:font-weight="normal" officeooo:rsid="0046d48b" officeooo:paragraph-rsid="0046d48b" fo:background-color="transparent" style:font-size-asian="8.75pt" style:font-weight-asian="normal" style:font-size-complex="10pt" style:font-weight-complex="normal"/>
    </style:style>
    <style:style style:name="P38" style:family="paragraph" style:parent-style-name="Standard">
      <style:text-properties style:use-window-font-color="true" loext:opacity="0%" style:font-name="Arial1" fo:font-size="10pt" fo:font-weight="normal" officeooo:rsid="0046d48b" officeooo:paragraph-rsid="00480278" fo:background-color="transparent" style:font-size-asian="8.75pt" style:font-weight-asian="normal" style:font-size-complex="10pt" style:font-weight-complex="normal"/>
    </style:style>
    <style:style style:name="P39" style:family="paragraph" style:parent-style-name="Standard">
      <style:text-properties style:use-window-font-color="true" loext:opacity="0%" style:font-name="Arial1" fo:font-size="10pt" fo:font-weight="normal" officeooo:rsid="00480278" officeooo:paragraph-rsid="00480278" fo:background-color="transparent" style:font-size-asian="8.75pt" style:font-weight-asian="normal" style:font-size-complex="10pt" style:font-weight-complex="normal"/>
    </style:style>
    <style:style style:name="P40" style:family="paragraph" style:parent-style-name="Standard">
      <style:text-properties style:use-window-font-color="true" loext:opacity="0%" style:font-name="Arial1" fo:font-size="10pt" fo:font-weight="normal" officeooo:rsid="000f09ed" officeooo:paragraph-rsid="0057fde2" fo:background-color="transparent" style:font-size-asian="8.75pt" style:font-weight-asian="normal" style:font-size-complex="10pt" style:font-weight-complex="normal"/>
    </style:style>
    <style:style style:name="P41" style:family="paragraph" style:parent-style-name="Standard">
      <style:text-properties style:use-window-font-color="true" loext:opacity="0%" style:font-name="Arial1" fo:font-size="10pt" officeooo:rsid="0046d48b" officeooo:paragraph-rsid="0046d48b" fo:background-color="transparent" style:font-size-asian="8.75pt" style:font-size-complex="10pt"/>
    </style:style>
    <style:style style:name="P42" style:family="paragraph" style:parent-style-name="Standard">
      <style:text-properties style:use-window-font-color="true" loext:opacity="0%" style:text-line-through-style="none" style:text-line-through-type="none" style:font-name="Arial1" fo:font-size="10pt" style:text-underline-style="none" officeooo:rsid="0057fde2" officeooo:paragraph-rsid="0057fde2" fo:background-color="transparent" style:font-size-asian="8.75pt" style:font-size-complex="10pt"/>
    </style:style>
    <style:style style:name="P43" style:family="paragraph" style:parent-style-name="Standard">
      <style:text-properties style:use-window-font-color="true" loext:opacity="0%" style:text-line-through-style="none" style:text-line-through-type="none" style:font-name="Arial1" fo:font-size="10pt" style:text-underline-style="none" fo:font-weight="normal" officeooo:rsid="000f09ed" officeooo:paragraph-rsid="0057fde2" style:font-size-asian="8.75pt" style:font-weight-asian="normal" style:font-size-complex="10pt" style:font-weight-complex="normal"/>
    </style:style>
    <style:style style:name="P44" style:family="paragraph" style:parent-style-name="Standard">
      <style:text-properties style:use-window-font-color="true" loext:opacity="0%" style:text-line-through-style="none" style:text-line-through-type="none" style:font-name="Arial1" fo:font-size="10pt" style:text-underline-style="none" fo:font-weight="normal" officeooo:rsid="0057fde2" officeooo:paragraph-rsid="0057fde2" style:font-size-asian="8.75pt" style:font-weight-asian="normal" style:font-size-complex="10pt" style:font-weight-complex="normal"/>
    </style:style>
    <style:style style:name="P45" style:family="paragraph" style:parent-style-name="Standard">
      <style:text-properties style:use-window-font-color="true" loext:opacity="0%" style:text-line-through-style="none" style:text-line-through-type="none" style:font-name="Arial1" fo:font-size="10pt" style:text-underline-style="none" fo:font-weight="normal" officeooo:rsid="00669c56" officeooo:paragraph-rsid="00669c56" style:font-size-asian="8.75pt" style:font-weight-asian="normal" style:font-size-complex="10pt" style:font-weight-complex="normal"/>
    </style:style>
    <style:style style:name="P46" style:family="paragraph" style:parent-style-name="Standard">
      <style:text-properties style:use-window-font-color="true" loext:opacity="0%" style:text-line-through-style="none" style:text-line-through-type="none" style:font-name="Arial1" fo:font-size="10pt" style:text-underline-style="none" fo:font-weight="normal" officeooo:rsid="0067aed8" officeooo:paragraph-rsid="0067aed8" style:font-size-asian="8.75pt" style:font-weight-asian="normal" style:font-size-complex="10pt" style:font-weight-complex="normal"/>
    </style:style>
    <style:style style:name="P47" style:family="paragraph" style:parent-style-name="Standard">
      <style:text-properties style:use-window-font-color="true" loext:opacity="0%" style:text-line-through-style="none" style:text-line-through-type="none" style:font-name="Arial1" fo:font-size="10pt" style:text-underline-style="none" fo:font-weight="normal" officeooo:rsid="00747f4e" officeooo:paragraph-rsid="00747f4e" style:font-size-asian="8.75pt" style:font-weight-asian="normal" style:font-size-complex="10pt" style:font-weight-complex="normal"/>
    </style:style>
    <style:style style:name="P48" style:family="paragraph" style:parent-style-name="Standard">
      <style:text-properties style:use-window-font-color="true" loext:opacity="0%" style:text-line-through-style="none" style:text-line-through-type="none" style:font-name="Arial1" fo:font-size="10pt" style:text-underline-style="none" fo:font-weight="normal" officeooo:rsid="00747f4e" officeooo:paragraph-rsid="0075aa5d" style:font-size-asian="8.75pt" style:font-weight-asian="normal" style:font-size-complex="10pt" style:font-weight-complex="normal"/>
    </style:style>
    <style:style style:name="P49" style:family="paragraph" style:parent-style-name="Standard">
      <style:text-properties style:use-window-font-color="true" loext:opacity="0%" style:text-line-through-style="none" style:text-line-through-type="none" style:font-name="Arial1" fo:font-size="10pt" style:text-underline-style="none" fo:font-weight="normal" officeooo:rsid="00770bed" officeooo:paragraph-rsid="00770bed" style:font-size-asian="8.75pt" style:font-weight-asian="normal" style:font-size-complex="10pt" style:font-weight-complex="normal"/>
    </style:style>
    <style:style style:name="P50" style:family="paragraph" style:parent-style-name="Standard">
      <style:text-properties style:use-window-font-color="true" loext:opacity="0%" style:text-line-through-style="none" style:text-line-through-type="none" style:font-name="Arial1" fo:font-size="10pt" style:text-underline-style="none" fo:font-weight="normal" officeooo:rsid="0077f208" officeooo:paragraph-rsid="0077f208" style:font-size-asian="8.75pt" style:font-weight-asian="normal" style:font-size-complex="10pt" style:font-weight-complex="normal"/>
    </style:style>
    <style:style style:name="T1" style:family="text">
      <style:text-properties officeooo:rsid="0008c154"/>
    </style:style>
    <style:style style:name="T2" style:family="text">
      <style:text-properties officeooo:rsid="000a6227"/>
    </style:style>
    <style:style style:name="T3" style:family="text">
      <style:text-properties officeooo:rsid="000bbae1"/>
    </style:style>
    <style:style style:name="T4" style:family="text">
      <style:text-properties officeooo:rsid="000d946b"/>
    </style:style>
    <style:style style:name="T5" style:family="text">
      <style:text-properties officeooo:rsid="000f09e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29ede9" style:font-weight-asian="normal" style:font-weight-complex="normal"/>
    </style:style>
    <style:style style:name="T8" style:family="text">
      <style:text-properties fo:font-weight="normal" officeooo:rsid="0034d9a2" style:font-weight-asian="normal" style:font-weight-complex="normal"/>
    </style:style>
    <style:style style:name="T9" style:family="text">
      <style:text-properties fo:font-weight="normal" officeooo:rsid="00401352" style:font-weight-asian="normal" style:font-weight-complex="normal"/>
    </style:style>
    <style:style style:name="T10" style:family="text">
      <style:text-properties fo:font-weight="normal" officeooo:rsid="0045265a" style:font-weight-asian="normal" style:font-weight-complex="normal"/>
    </style:style>
    <style:style style:name="T11" style:family="text">
      <style:text-properties fo:font-weight="normal" officeooo:rsid="0046d48b" style:font-weight-asian="normal" style:font-weight-complex="normal"/>
    </style:style>
    <style:style style:name="T12" style:family="text">
      <style:text-properties fo:font-weight="normal" officeooo:rsid="0046fd1c" style:font-weight-asian="normal" style:font-weight-complex="normal"/>
    </style:style>
    <style:style style:name="T13" style:family="text">
      <style:text-properties officeooo:rsid="001241c1"/>
    </style:style>
    <style:style style:name="T14" style:family="text">
      <style:text-properties style:text-line-through-style="none" style:text-line-through-type="none" style:text-underline-style="none"/>
    </style:style>
    <style:style style:name="T15" style:family="text">
      <style:text-properties style:text-line-through-style="none" style:text-line-through-type="none" style:text-underline-style="none" officeooo:rsid="005786fb" fo:background-color="#ffcc99" loext:char-shading-value="0"/>
    </style:style>
    <style:style style:name="T16" style:family="text">
      <style:text-properties style:text-line-through-style="none" style:text-line-through-type="none" style:text-underline-style="none" officeooo:rsid="001d38b2"/>
    </style:style>
    <style:style style:name="T17" style:family="text">
      <style:text-properties style:text-line-through-style="none" style:text-line-through-type="none" style:text-underline-style="none" officeooo:rsid="005786fb"/>
    </style:style>
    <style:style style:name="T18" style:family="text">
      <style:text-properties style:text-line-through-style="none" style:text-line-through-type="none" style:text-underline-style="none" officeooo:rsid="0057fde2"/>
    </style:style>
    <style:style style:name="T19" style:family="text">
      <style:text-properties style:text-line-through-style="none" style:text-line-through-type="none" style:text-underline-style="none" officeooo:rsid="005294ca" fo:background-color="#99ffff" loext:char-shading-value="0"/>
    </style:style>
    <style:style style:name="T20" style:family="text">
      <style:text-properties style:text-line-through-style="none" style:text-line-through-type="none" style:text-underline-style="none" officeooo:rsid="005556fc" fo:background-color="#99ffff" loext:char-shading-value="0"/>
    </style:style>
    <style:style style:name="T21" style:family="text">
      <style:text-properties style:text-line-through-style="none" style:text-line-through-type="none" style:text-underline-style="none" officeooo:rsid="005786fb" fo:background-color="#99ffff" loext:char-shading-value="0"/>
    </style:style>
    <style:style style:name="T22" style:family="text">
      <style:text-properties style:text-line-through-style="none" style:text-line-through-type="none" style:text-underline-style="none" officeooo:rsid="0057fde2" fo:background-color="#99ffff" loext:char-shading-value="0"/>
    </style:style>
    <style:style style:name="T23" style:family="text">
      <style:text-properties style:text-line-through-style="none" style:text-line-through-type="none" style:text-underline-style="none" officeooo:rsid="005294ca"/>
    </style:style>
    <style:style style:name="T24" style:family="text">
      <style:text-properties style:text-line-through-style="none" style:text-line-through-type="none" style:text-underline-style="none" officeooo:rsid="00526914"/>
    </style:style>
    <style:style style:name="T25" style:family="text">
      <style:text-properties style:text-line-through-style="none" style:text-line-through-type="none" style:text-underline-style="none" fo:background-color="transparent" loext:char-shading-value="0"/>
    </style:style>
    <style:style style:name="T26" style:family="text">
      <style:text-properties style:text-line-through-style="none" style:text-line-through-type="none" style:text-underline-style="none" officeooo:rsid="005786fb" fo:background-color="transparent" loext:char-shading-value="0"/>
    </style:style>
    <style:style style:name="T27" style:family="text">
      <style:text-properties style:text-line-through-style="none" style:text-line-through-type="none" officeooo:rsid="00424062"/>
    </style:style>
    <style:style style:name="T28" style:family="text">
      <style:text-properties style:text-line-through-style="none" style:text-line-through-type="none" officeooo:rsid="005eae17"/>
    </style:style>
    <style:style style:name="T29" style:family="text">
      <style:text-properties officeooo:rsid="00223b80"/>
    </style:style>
    <style:style style:name="T30" style:family="text">
      <style:text-properties officeooo:rsid="00240063"/>
    </style:style>
    <style:style style:name="T31" style:family="text">
      <style:text-properties officeooo:rsid="00242ed4"/>
    </style:style>
    <style:style style:name="T32" style:family="text">
      <style:text-properties style:use-window-font-color="true" loext:opacity="0%" style:text-line-through-style="none" style:text-line-through-type="none" style:text-underline-style="none"/>
    </style:style>
    <style:style style:name="T33" style:family="text">
      <style:text-properties officeooo:rsid="0036c7b8"/>
    </style:style>
    <style:style style:name="T34" style:family="text">
      <style:text-properties officeooo:rsid="00445677"/>
    </style:style>
    <style:style style:name="T35" style:family="text">
      <style:text-properties officeooo:rsid="0044bf7f"/>
    </style:style>
    <style:style style:name="T36" style:family="text">
      <style:text-properties officeooo:rsid="0045265a"/>
    </style:style>
    <style:style style:name="T37" style:family="text">
      <style:text-properties officeooo:rsid="0046d48b"/>
    </style:style>
    <style:style style:name="T38" style:family="text">
      <style:text-properties officeooo:rsid="004bda12"/>
    </style:style>
    <style:style style:name="T39" style:family="text">
      <style:text-properties officeooo:rsid="004d0ead"/>
    </style:style>
    <style:style style:name="T40" style:family="text">
      <style:text-properties officeooo:rsid="004e388f"/>
    </style:style>
    <style:style style:name="T41" style:family="text">
      <style:text-properties officeooo:rsid="004fac03"/>
    </style:style>
    <style:style style:name="T42" style:family="text">
      <style:text-properties fo:background-color="#ffccff" loext:char-shading-value="0"/>
    </style:style>
    <style:style style:name="T43" style:family="text">
      <style:text-properties officeooo:rsid="004d0ead" fo:background-color="#ffccff" loext:char-shading-value="0"/>
    </style:style>
    <style:style style:name="T44" style:family="text">
      <style:text-properties officeooo:rsid="004fac03" fo:background-color="#ffccff" loext:char-shading-value="0"/>
    </style:style>
    <style:style style:name="T45" style:family="text">
      <style:text-properties officeooo:rsid="004e388f" fo:background-color="#ffccff" loext:char-shading-value="0"/>
    </style:style>
    <style:style style:name="T46" style:family="text">
      <style:text-properties officeooo:rsid="00526914"/>
    </style:style>
    <style:style style:name="T47" style:family="text">
      <style:text-properties officeooo:rsid="005294ca"/>
    </style:style>
    <style:style style:name="T48" style:family="text">
      <style:text-properties officeooo:rsid="0054860e"/>
    </style:style>
    <style:style style:name="T49" style:family="text">
      <style:text-properties officeooo:rsid="005294ca" fo:background-color="#99ffff" loext:char-shading-value="0"/>
    </style:style>
    <style:style style:name="T50" style:family="text">
      <style:text-properties officeooo:rsid="0054860e" fo:background-color="#99ffff" loext:char-shading-value="0"/>
    </style:style>
    <style:style style:name="T51" style:family="text">
      <style:text-properties officeooo:rsid="005556fc" fo:background-color="#99ffff" loext:char-shading-value="0"/>
    </style:style>
    <style:style style:name="T52" style:family="text">
      <style:text-properties officeooo:rsid="005746b3" fo:background-color="#99ffff" loext:char-shading-value="0"/>
    </style:style>
    <style:style style:name="T53" style:family="text">
      <style:text-properties officeooo:rsid="004d0ead" fo:background-color="#99ffff" loext:char-shading-value="0"/>
    </style:style>
    <style:style style:name="T54" style:family="text">
      <style:text-properties officeooo:rsid="005556fc"/>
    </style:style>
    <style:style style:name="T55" style:family="text">
      <style:text-properties officeooo:rsid="005556fc" fo:background-color="#ffcc99" loext:char-shading-value="0"/>
    </style:style>
    <style:style style:name="T56" style:family="text">
      <style:text-properties officeooo:rsid="005746b3" fo:background-color="#ffcc99" loext:char-shading-value="0"/>
    </style:style>
    <style:style style:name="T57" style:family="text">
      <style:text-properties officeooo:rsid="005a6f81" fo:background-color="#ffcc99" loext:char-shading-value="0"/>
    </style:style>
    <style:style style:name="T58" style:family="text">
      <style:text-properties officeooo:rsid="004e388f" fo:background-color="#ffcc99" loext:char-shading-value="0"/>
    </style:style>
    <style:style style:name="T59" style:family="text">
      <style:text-properties fo:background-color="transparent" loext:char-shading-value="0"/>
    </style:style>
    <style:style style:name="T60" style:family="text">
      <style:text-properties officeooo:rsid="005294ca" fo:background-color="transparent" loext:char-shading-value="0"/>
    </style:style>
    <style:style style:name="T61" style:family="text">
      <style:text-properties officeooo:rsid="005556fc" fo:background-color="transparent" loext:char-shading-value="0"/>
    </style:style>
    <style:style style:name="T62" style:family="text">
      <style:text-properties officeooo:rsid="005746b3" fo:background-color="transparent" loext:char-shading-value="0"/>
    </style:style>
    <style:style style:name="T63" style:family="text">
      <style:text-properties officeooo:rsid="005a6f81" fo:background-color="transparent" loext:char-shading-value="0"/>
    </style:style>
    <style:style style:name="T64" style:family="text">
      <style:text-properties officeooo:rsid="0046fd1c" fo:background-color="transparent" loext:char-shading-value="0"/>
    </style:style>
    <style:style style:name="T65" style:family="text">
      <style:text-properties officeooo:rsid="004e388f" fo:background-color="transparent" loext:char-shading-value="0"/>
    </style:style>
    <style:style style:name="T66" style:family="text">
      <style:text-properties officeooo:rsid="004fac03" fo:background-color="transparent" loext:char-shading-value="0"/>
    </style:style>
    <style:style style:name="T67" style:family="text">
      <style:text-properties officeooo:rsid="005746b3"/>
    </style:style>
    <style:style style:name="T68" style:family="text">
      <style:text-properties officeooo:rsid="0059b824"/>
    </style:style>
    <style:style style:name="T69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70" style:family="text">
      <style:text-properties officeooo:rsid="005eae17"/>
    </style:style>
    <style:style style:name="T71" style:family="text">
      <style:text-properties officeooo:rsid="00424062"/>
    </style:style>
    <style:style style:name="T72" style:family="text">
      <style:text-properties officeooo:rsid="00628113"/>
    </style:style>
    <style:style style:name="T73" style:family="text">
      <style:text-properties officeooo:rsid="00669c56"/>
    </style:style>
    <style:style style:name="T74" style:family="text">
      <style:text-properties officeooo:rsid="0067aed8"/>
    </style:style>
    <style:style style:name="T75" style:family="text">
      <style:text-properties officeooo:rsid="00683a4b"/>
    </style:style>
    <style:style style:name="T76" style:family="text">
      <style:text-properties officeooo:rsid="006b5d4a"/>
    </style:style>
    <style:style style:name="T77" style:family="text">
      <style:text-properties officeooo:rsid="006cfc78"/>
    </style:style>
    <style:style style:name="T78" style:family="text">
      <style:text-properties officeooo:rsid="00747f4e"/>
    </style:style>
    <style:style style:name="T79" style:family="text">
      <style:text-properties officeooo:rsid="001ffdb4"/>
    </style:style>
    <style:style style:name="T80" style:family="text">
      <style:text-properties officeooo:rsid="0075aa5d"/>
    </style:style>
    <style:style style:name="T81" style:family="text">
      <style:text-properties officeooo:rsid="0077f208"/>
    </style:style>
    <style:style style:name="T82" style:family="text">
      <style:text-properties officeooo:rsid="007989ac"/>
    </style:style>
    <style:style style:name="T83" style:family="text">
      <style:text-properties officeooo:rsid="007cd8b0"/>
    </style:style>
    <style:style style:name="T84" style:family="text">
      <style:text-properties officeooo:rsid="007e8021"/>
    </style:style>
    <style:style style:name="T85" style:family="text">
      <style:text-properties officeooo:rsid="0081ebb7"/>
    </style:style>
    <style:style style:name="T86" style:family="text">
      <style:text-properties officeooo:rsid="00833660"/>
    </style:style>
    <style:style style:name="T87" style:family="text">
      <style:text-properties officeooo:rsid="008467c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69">Deriving servo angles from local coordinates of toe</text:span><text:tab/><text:tab/><text:tab/><text:tab/><text:tab/><text:tab/><text:tab/><text:tab/><text:tab/><text:tab/><text:tab/><text:tab/><text:tab/>ver <text:span text:style-name="T78">6</text:span></text:p>
      <text:p text:style-name="P1"/>
      <text:p text:style-name="P1">Task: Given the location of the toe at point T = (Tx, Ty, Tz), find the servo rotation angles for the hip Rh, knee Rk and ankle Ra with angles expresse<text:span text:style-name="T29">d</text:span> in degrees.</text:p>
      <text:p text:style-name="P1"/>
      <text:p text:style-name="P2"><text:span text:style-name="T75">General a</text:span>pproach: Find the coordinates of the ankle (Ax, Ay, Az) and from there, calculate the angles.</text:p>
      <text:p text:style-name="P1"/>
      <text:p text:style-name="P3">Finding the hip angle is straight forward. Looking down from above, the leg’s projection in the <text:span text:style-name="T75">local </text:span>xz plane is a straight line that is the hypotenuse of a right angled triangle <text:span text:style-name="T1">with the X axis, with the hip angle between these 2 lines. Therefore:</text:span></text:p>
      <text:p text:style-name="P3"><text:s text:c="3"/><text:span text:style-name="T1">tan(Rh) = Tz/Tx, or Rh = arctan(Tz/Tx) <text:s text:c="10"/>// </text:span><text:span text:style-name="T75">in </text:span><text:span text:style-name="T33">spreadsheet </text:span><text:span text:style-name="T75">&amp; program, </text:span><text:span text:style-name="T33"><text:s/>ATAN2(</text:span><text:span text:style-name="T75">y,x</text:span><text:span text:style-name="T33">) function, </text:span><text:span text:style-name="T75">as ATAN2(Tz, Tx), </text:span><text:span text:style-name="T77">different arg order</text:span></text:p>
      <text:p text:style-name="P3"/>
      <text:p text:style-name="P4">Based on this, we can use Rh in calculating the ankle coordinates.</text:p>
      <text:p text:style-name="P1"/>
      <text:p text:style-name="P17">To reduce the 3D problem to 2D, envision rotating the hip servo <text:span text:style-name="T1">so its angle is zero, and the leg is sticking straight sideways.</text:span></text:p>
      <text:p text:style-name="P17"/>
      <text:p text:style-name="P19">Viewing from the top again, we have a plane that’s like (x,y) coordinates but in our case, <text:span text:style-name="T70">t</text:span><text:span text:style-name="T27">he tradition</text:span><text:span text:style-name="T28">al</text:span><text:span text:style-name="T27"> x axis is the local z axis, and the traditional y axis is the local x axis, negated.</text:span></text:p>
      <text:p text:style-name="P19"/>
      <text:p text:style-name="P19">The formula for rotating a 2D vector (x,y) through a counter clockwise angle <text:span text:style-name="T34">beta</text:span> is:</text:p>
      <text:p text:style-name="P19"><text:s text:c="3"/>(x,y) --&gt; ( x*cos(<text:span text:style-name="T34">beta</text:span>) - y*sin(<text:span text:style-name="T34">beta</text:span>) , <text:s text:c="2"/><text:span text:style-name="T30">x</text:span>*sin(<text:span text:style-name="T34">beta</text:span>) + y*cos(<text:span text:style-name="T34">beta</text:span>) )</text:p>
      <text:p text:style-name="P19"/>
      <text:p text:style-name="P19">to apply this to <text:span text:style-name="T3">the path of the toe in </text:span>our case, we have to:</text:p>
      <text:p text:style-name="P19"/>
      <text:p text:style-name="P19">- account for our angle being clockwise.</text:p>
      <text:p text:style-name="P20"><text:span text:style-name="T71">Although the rotation of the hip servo Rh is positive when going counter clockwise, the rotation we’re doing to the toe is opposite to that, </text:span><text:span text:style-name="T85">clockwise. We negate it to change direction </text:span><text:span text:style-name="T71">and </text:span><text:span text:style-name="T85">get</text:span><text:span text:style-name="T71"> -Rh </text:span><text:span text:style-name="T85">counter clockwise.</text:span></text:p>
      <text:p text:style-name="P27">Our rotation formula requires that the angle be expressed as counter clockwise, so for beta in the formula, we’ll use -Rh.</text:p>
      <text:p text:style-name="P19"/>
      <text:p text:style-name="P19">- acco<text:span text:style-name="T2">u</text:span>nt for our different coordinates</text:p>
      <text:p text:style-name="P21">Using the pivot point as the origin (which fortunately is the origin of the local coordinate system as well), to rotate the toe vector, we get:</text:p>
      <text:p text:style-name="P21"><text:s text:c="5"/>traditional x value for toe vector is Tz, the toe position’s local z coordinate</text:p>
      <text:p text:style-name="P21"><text:s text:c="5"/>traditional y value for toe vector is -Tx, the toe position’s local x coordinate negated.</text:p>
      <text:p text:style-name="P19"/>
      <text:p text:style-name="P22">if (Ux, Uy, Uz) represents the rotated position of the toe, then: </text:p>
      <text:p text:style-name="P22"/>
      <text:p text:style-name="P22"><text:s text:c="3"/><text:span text:style-name="T34">Ux = the rotated toe point’s </text:span><text:span text:style-name="T35">y</text:span><text:span text:style-name="T34"> coordinate, </text:span><text:span text:style-name="T35">negated <text:s text:c="2"/>(local positive x axis is in direction of traditional negative y axis)</text:span></text:p>
      <text:p text:style-name="P22"><text:s text:c="8"/><text:span text:style-name="T34">= -</text:span><text:span text:style-name="T35">1 * (</text:span><text:span text:style-name="T34">x * </text:span><text:span text:style-name="T35">sin</text:span><text:span text:style-name="T34">(beta) </text:span><text:span text:style-name="T35">+</text:span><text:span text:style-name="T34"> y * </text:span><text:span text:style-name="T35">cos</text:span><text:span text:style-name="T34">(beta) </text:span><text:span text:style-name="T35">) </text:span><text:span text:style-name="T34"><text:s/>using traditional coordinates </text:span><text:span text:style-name="T35">in rotation formula</text:span></text:p>
      <text:p text:style-name="P22"><text:s text:c="8"/><text:span text:style-name="T34">= -</text:span><text:span text:style-name="T35">1 * (</text:span><text:span text:style-name="T34">Tz * </text:span><text:span text:style-name="T35">sin</text:span><text:span text:style-name="T34">(-</text:span><text:span text:style-name="T87">1*</text:span><text:span text:style-name="T34">Rh) </text:span><text:span text:style-name="T35">+ </text:span><text:span text:style-name="T34">(-Tx) * </text:span><text:span text:style-name="T35">cos</text:span><text:span text:style-name="T34">(-</text:span><text:span text:style-name="T87">1*</text:span><text:span text:style-name="T34">Rh) </text:span><text:span text:style-name="T35">) <text:s/></text:span><text:span text:style-name="T70">using the equivalent in local coordinates</text:span></text:p>
      <text:p text:style-name="P22"><text:s text:c="8"/><text:span text:style-name="T34">= Tx * </text:span><text:span text:style-name="T35">cos</text:span><text:span text:style-name="T34">(-</text:span><text:span text:style-name="T87">1*</text:span><text:span text:style-name="T34">Rh) – </text:span><text:span text:style-name="T35">Tz * sin(-</text:span><text:span text:style-name="T87">1*</text:span><text:span text:style-name="T35">h)</text:span></text:p>
      <text:p text:style-name="P22"/>
      <text:p text:style-name="P22"><text:s text:c="3"/>Uy = Ty <text:s text:c="46"/>// our rotation doesn’t change the y coordinate of any points</text:p>
      <text:p text:style-name="P22"/>
      <text:p text:style-name="P22"><text:s text:c="3"/>Uz = 0 <text:s text:c="48"/>// we selected our rotation to give this</text:p>
      <text:p text:style-name="P5"/>
      <text:p text:style-name="P6">Now let’s look at the plane where z = 0, containing our rotated leg sticking out sideways.</text:p>
      <text:p text:style-name="P6"><text:s/></text:p>
      <text:p text:style-name="P18"><text:soft-page-break/>The ankle lies on a circle of radius 7.5 cm <text:span text:style-name="T36">(body shin measurement, or BS) </text:span>, centred on the knee which is 2.5 cm <text:span text:style-name="T36">(body thigh measurement, or BT) </text:span>from the origin, </text:p>
      <text:p text:style-name="P18"><text:s text:c="7"/>above the hip servo, <text:span text:style-name="T4">at y=0</text:span>.</text:p>
      <text:p text:style-name="P17">It also lies on a circle with radius 11 cm <text:span text:style-name="T36">(body measurement diagonally across foot from ankle to toe, or BF)</text:span>, centred on the toe, <text:span text:style-name="T4">at (Ux, Uy, Uz)</text:span></text:p>
      <text:p text:style-name="P17"/>
      <text:p text:style-name="P23">The formula for a circle is ( x - Xc)^2 + (y - Yc)^2 = r^2 <text:s text:c="9"/><text:span text:style-name="T5">where (Xc,Yc) is the center, and r is the radius</text:span></text:p>
      <text:p text:style-name="P23"/>
      <text:p text:style-name="P24">The equation for the first circle is:</text:p>
      <text:p text:style-name="P24"><text:s text:c="5"/>(x - <text:span text:style-name="T36">BT</text:span>)^2 + (y - 0)^2 = <text:span text:style-name="T36">BS</text:span>^2</text:p>
      <text:p text:style-name="P24"><text:s text:c="4"/><text:span text:style-name="T59"><text:s/>x^2</text:span> -<text:span text:style-name="T36">2*BT</text:span>*x <text:s/><text:span text:style-name="T36">+ BT^2</text:span> + <text:span text:style-name="T42">y^2</text:span> = <text:span text:style-name="T37">BS^2</text:span><text:span text:style-name="T13"> <text:s text:c="13"/></text:span><text:s text:c="54"/>(1)</text:p>
      <text:p text:style-name="P24"/>
      <text:p text:style-name="P24">for the second circle:</text:p>
      <text:p text:style-name="P24"><text:s text:c="4"/>(x - Ux)^2 + (y - Uy)^2 = <text:span text:style-name="T36">BF</text:span>^2</text:p>
      <text:p text:style-name="P25"><text:s text:c="4"/><text:span text:style-name="T59">x^2</text:span> -2*x*Ux + U<text:span text:style-name="T31">x</text:span>^2 + <text:span text:style-name="T42">y^2</text:span> -2*y*<text:span text:style-name="T6">U</text:span><text:span text:style-name="T7">y</text:span><text:span text:style-name="T6"> + Uy^2 = </text:span><text:span text:style-name="T10">BF^2</text:span><text:span text:style-name="T6"> <text:s text:c="45"/>(2) <text:s text:c="2"/></text:span></text:p>
      <text:p text:style-name="P25"><text:span text:style-name="T6"><text:s text:c="3"/></text:span><text:span text:style-name="T8">(y - Uy)^2 = </text:span><text:span text:style-name="T10">BF^2</text:span><text:span text:style-name="T8"> - (x - Ux)^2, <text:s text:c="6"/>y = </text:span><text:span text:style-name="T9">+/- </text:span><text:span text:style-name="T8">sqrt( </text:span><text:span text:style-name="T10">BF^2</text:span><text:span text:style-name="T8"> - (x - Ux)^2 ) <text:s/>+ Uy <text:s text:c="12"/></text:span><text:span text:style-name="T11">(3)</text:span></text:p>
      <text:p text:style-name="P28"/>
      <text:p text:style-name="P28">subtracting equation (2) from equation (1)...</text:p>
      <text:p text:style-name="P37">x^2 <text:s/>- 2*BT*x + BT^2 +y^2 -x^2 <text:s/>+ 2*x*Ux -Ux^2 -y^2 +2*y*Uy -Uy^2 = BS^2 - BF^2 </text:p>
      <text:p text:style-name="P37"/>
      <text:p text:style-name="P41"><text:span text:style-name="T6">x^2(1-1) +x(-2BT+2*Ux) +y^2(1-1) +y(</text:span><text:span text:style-name="T12">2*Uy) + BT^2 -Ux^2-Uy^2 = BS^s - BF^2</text:span></text:p>
      <text:p text:style-name="P33"/>
      <text:p text:style-name="P34"><text:span text:style-name="T59">x(-2BT+2*Ux) +y(</text:span><text:span text:style-name="T64">2*Uy) + BT^2 - Ux^2 - Uy^2 = BS^s – BF^2</text:span></text:p>
      <text:p text:style-name="P38"/>
      <text:p text:style-name="P39">y = (BS^2 – BF^2 + Ux^2 + Uy^2 – BT^2 +x*(2BT -2Ux) ) / (2 * Uy) <text:s text:c="23"/>(3)</text:p>
      <text:p text:style-name="P35"/>
      <text:p text:style-name="P35">substituting y as defined by (3) back into equation (1)</text:p>
      <text:p text:style-name="P35"/>
      <text:p text:style-name="P26"><text:s text:c="5"/><text:span text:style-name="T59">x^2 </text:span>- <text:span text:style-name="T36">2 * BT</text:span>*x <text:s/><text:span text:style-name="T36">+ BT^2</text:span> + <text:span text:style-name="T42">y^2</text:span> = <text:span text:style-name="T37">BS^2</text:span><text:span text:style-name="T13"> <text:s text:c="13"/></text:span><text:s text:c="54"/>(1)</text:p>
      <text:p text:style-name="P29"/>
      <text:p text:style-name="P30"><text:s text:c="5"/><text:span text:style-name="T38">x^2 - 2 * BT*x </text:span><text:span text:style-name="T39">+ BT^2 + </text:span><text:span text:style-name="T43">( </text:span><text:span text:style-name="T44">(</text:span><text:span text:style-name="T53">BS^2 – BF^2 + Ux^2 +Uy^2 – BT^2 </text:span><text:span text:style-name="T65">+ x*</text:span><text:span text:style-name="T45">(</text:span><text:span text:style-name="T58">2*BT – 2*Ux</text:span><text:span text:style-name="T45">)</text:span><text:span text:style-name="T65"> ) / (2 * Uy) </text:span><text:span text:style-name="T66">)^2</text:span><text:span text:style-name="T40">– </text:span><text:span text:style-name="T41">BS^2 = 0</text:span></text:p>
      <text:p text:style-name="P30"/>
      <text:p text:style-name="P30"><text:s text:c="5"/><text:span text:style-name="T47">since BS, BF, Ux, Uy and BT are fixed constants </text:span><text:span text:style-name="T48">for <text:s/>given toe position</text:span><text:span text:style-name="T47">, we can treat </text:span><text:span text:style-name="T67">algebraic</text:span><text:span text:style-name="T54"> </text:span><text:span text:style-name="T47">combinations of them as a single coefficient</text:span></text:p>
      <text:p text:style-name="P31"><text:s text:c="8"/><text:span text:style-name="T47">th</text:span><text:span text:style-name="T48">u</text:span><text:span text:style-name="T47">s we define </text:span><text:span text:style-name="T49">C</text:span><text:span text:style-name="T51">1</text:span><text:span text:style-name="T47"> = <text:s/></text:span><text:span text:style-name="T46">BS^2 – BF^2 + Ux^2 + Uy^2 - BT^2</text:span></text:p>
      <text:p text:style-name="P31"><text:s text:c="25"/><text:span text:style-name="T54">and </text:span><text:span text:style-name="T55">C2</text:span><text:span text:style-name="T54"> = <text:s/>2*BT – 2*Ux</text:span></text:p>
      <text:p text:style-name="P31"/>
      <text:p text:style-name="P32"><text:s text:c="5"/><text:span text:style-name="T46">x^2 – 2*BT*x + BT^2 + ( </text:span><text:span text:style-name="T50">C</text:span><text:span text:style-name="T51">1</text:span><text:span text:style-name="T61"> </text:span><text:span text:style-name="T63">+ x* </text:span><text:span text:style-name="T57">C2 </text:span><text:span text:style-name="T63">)</text:span><text:span text:style-name="T46">^2 </text:span><text:span text:style-name="T47"><text:s text:c="3"/>- BS^2 = 0</text:span></text:p>
      <text:p text:style-name="P32"><text:s text:c="43"/>---------------------</text:p>
      <text:p text:style-name="P32"><text:s text:c="48"/><text:span text:style-name="T46">(2*Uy)^2</text:span><text:span text:style-name="T47"> </text:span></text:p>
      <text:p text:style-name="P36"/>
      <text:p text:style-name="P31"><text:s text:c="5"/><text:span text:style-name="T46">x^2 – 2*BT*x + BT^2 + ( </text:span><text:span text:style-name="T50">C</text:span><text:span text:style-name="T51">1</text:span><text:span text:style-name="T46">^2 </text:span><text:span text:style-name="T47">+ 2*</text:span><text:span text:style-name="T50">C</text:span><text:span text:style-name="T51">1</text:span><text:span text:style-name="T47">*x*(</text:span><text:span text:style-name="T55">C2</text:span><text:span text:style-name="T47">) <text:s/>+ </text:span><text:span text:style-name="T60">x^2*</text:span><text:span text:style-name="T55">C2</text:span><text:span text:style-name="T61">^2</text:span><text:span text:style-name="T62">)</text:span><text:span text:style-name="T47"> <text:s text:c="2"/>- BS^2 = 0</text:span></text:p>
      <text:p text:style-name="P30"><text:s text:c="44"/>-------------------------------------------- <text:s text:c="4"/></text:p>
      <text:p text:style-name="P30"><text:s text:c="64"/><text:span text:style-name="T46">(2*Uy)^2</text:span><text:span text:style-name="T47"> </text:span></text:p>
      <text:p text:style-name="P30"/>
      <text:p text:style-name="P31"><text:s text:c="5"/><text:span text:style-name="T46">x^2*</text:span><text:span text:style-name="T54">(1 + <text:s/></text:span><text:span text:style-name="T55">C2</text:span><text:span text:style-name="T54">^2 ) <text:s text:c="2"/>+ x*( -2*BT + </text:span><text:span text:style-name="T67">2*</text:span><text:span text:style-name="T52">C1</text:span><text:span text:style-name="T67">*</text:span><text:span text:style-name="T56">C2 </text:span><text:span text:style-name="T67">) <text:s text:c="2"/>+ ( BT^2 + <text:s/></text:span><text:span text:style-name="T52">C1</text:span><text:span text:style-name="T67">^2 <text:s text:c="2"/>- BS^2 </text:span><text:span text:style-name="T68">)</text:span><text:span text:style-name="T67"> = 0 <text:s text:c="8"/></text:span><text:span text:style-name="T73">(4)</text:span></text:p>
      <text:p text:style-name="P31"><text:s text:c="19"/>--------- <text:s text:c="25"/>----------- <text:s text:c="21"/>---------</text:p>
      <text:p text:style-name="P31"><text:s text:c="19"/><text:span text:style-name="T54">4*Uy^2 <text:s text:c="25"/></text:span><text:span text:style-name="T67">4*Uy^2 <text:s text:c="22"/>4*Uy^2</text:span></text:p>
      <text:p text:style-name="P11"><text:soft-page-break/><text:span text:style-name="T16">w</text:span><text:span text:style-name="T14">hich is a quadratic equation in x, </text:span><text:span text:style-name="T17">of the form ax^2 +bx + c = 0, </text:span><text:span text:style-name="T14">with solutions <text:s/>( </text:span><text:span text:style-name="T25">- b +/- SQRT( b</text:span><text:span text:style-name="T26">^2</text:span><text:span text:style-name="T25"> - 4*a*c) / (2*a) </text:span><text:span text:style-name="T14"><text:s text:c="2"/>//</text:span><text:span text:style-name="T17">note the +/-, which gives 2 solutions (sometimes)</text:span></text:p>
      <text:p text:style-name="P12"/>
      <text:p text:style-name="P8"><text:span text:style-name="T32">a</text:span><text:span text:style-name="T14"> = 1 + </text:span><text:span text:style-name="T15">C2</text:span><text:span text:style-name="T17">^2/(4*Uy^2)</text:span></text:p>
      <text:p text:style-name="P13"/>
      <text:p text:style-name="P9"><text:span text:style-name="T14">b = -</text:span><text:span text:style-name="T17">2*BT + (2*</text:span><text:span text:style-name="T21">C1</text:span><text:span text:style-name="T17">*</text:span><text:span text:style-name="T15">C2</text:span><text:span text:style-name="T17">)/(4*Uy^2)</text:span><text:span text:style-name="T14"> </text:span></text:p>
      <text:p text:style-name="P14"><text:s text:c="15"/></text:p>
      <text:p text:style-name="P10"><text:span text:style-name="T14">c = </text:span><text:span text:style-name="T18">BT^2 + </text:span><text:span text:style-name="T22">C1</text:span><text:span text:style-name="T18">^2/(4*Uy^2) – BS^2</text:span></text:p>
      <text:p text:style-name="P15"/>
      <text:p text:style-name="P42">where</text:p>
      <text:p text:style-name="P40"><text:span text:style-name="T19">C</text:span><text:span text:style-name="T20">1</text:span><text:span text:style-name="T23"> = <text:s/></text:span><text:span text:style-name="T24">BS^2 – BF^2 + Ux^2 + Uy^2 -BT^2</text:span></text:p>
      <text:p text:style-name="P43"><text:span text:style-name="T55">C2</text:span><text:span text:style-name="T54"> = <text:s/>2*BT – 2*Ux</text:span></text:p>
      <text:p text:style-name="P43"/>
      <text:p text:style-name="P44">BS = body’s shin length</text:p>
      <text:p text:style-name="P44">BF = body’s foot length (diagonal from ankle to toe)</text:p>
      <text:p text:style-name="P44">BT = body’s thigh length</text:p>
      <text:p text:style-name="P44">Ux = toe’s local X coordinate when projected onto local XY plane</text:p>
      <text:p text:style-name="P44">Uy = toe’s local Y coordinate when projected onto local XY plane</text:p>
      <text:p text:style-name="P44">Rh = hip rotation angle, positive is counterclockwise seen from above</text:p>
      <text:p text:style-name="P44"/>
      <text:p text:style-name="P44"><text:s text:c="3"/>BTOA = Body’<text:span text:style-name="T82">s</text:span> Toe Offset angle, approxim<text:span text:style-name="T72">a</text:span>tely 17 degrees</text:p>
      <text:p text:style-name="P44"><text:s text:c="3"/>BTOD = Body’<text:span text:style-name="T82">s</text:span> Toe Offset Distance, approximately 3.2 cm</text:p>
      <text:p text:style-name="P44"/>
      <text:p text:style-name="P45">In the general case, equation (4) gives 2 possible values for x <text:span text:style-name="T74">due to the +/- choice</text:span>. Equation (1) implies there are 2 possible y values for each, but equation (3) implies there is just one. <text:span text:style-name="T74">Having 2 overall solutions seems appropriate, since the circles centred at the toe and the knee intersect in at most 2 points.</text:span></text:p>
      <text:p text:style-name="P45"/>
      <text:p text:style-name="P46"><text:span text:style-name="T78">( </text:span>Bring on the spreadsheets. <text:span text:style-name="T76">Warning: spreadsheet ATAN2 function has different arg order </text:span><text:span text:style-name="T82">than C++</text:span><text:span text:style-name="T76"> </text:span><text:span text:style-name="T78">)</text:span></text:p>
      <text:p text:style-name="P46"/>
      <text:p text:style-name="P47">So, when the dust settles we have possible values for (x,y), the local coordinates for the ankle. One corresponds to the choice of “plus” in the quadratic solution, designated by a “P” in spreadsheet variable names, and “M” represents the choice of minus. In each case, equation (3) is used to derive a single value for y.</text:p>
      <text:p text:style-name="P47"/>
      <text:p text:style-name="P47">The knee angle Rk is straightforward to calculate once we know that the ankle is (x, y):</text:p>
      <text:p text:style-name="P48"><text:s text:c="4"/><text:span text:style-name="T79">Rk = arctan( </text:span><text:span text:style-name="T80">(</text:span><text:span text:style-name="T79">y</text:span><text:span text:style-name="T80">)/ </text:span><text:span text:style-name="T83">(x - BT)</text:span><text:span text:style-name="T80"> </text:span><text:span text:style-name="T79">) <text:s text:c="2"/>// </text:span><text:span text:style-name="T80">note that the knee is horizontally displaced from the origin by the thigh, thus the (</text:span><text:span text:style-name="T84">x</text:span><text:span text:style-name="T80"> – BT) in the formula</text:span></text:p>
      <text:p text:style-name="P48"/>
      <text:p text:style-name="P49">The angle at the ankle is complicated because the toe is not in line with the servo’s zero position, but is about 17 degrees (Body Toe Offset Angle = BTOA) from it, <text:span text:style-name="T86">away from the robot’s chassis.</text:span></text:p>
      <text:p text:style-name="P49"/>
      <text:p text:style-name="P49">If we temporarily ignore this offset , we can calculate the ankle angle R’a using either it’s arcsin or arctan function:</text:p>
      <text:p text:style-name="P49"><text:s text:c="6"/>R’a = arcsin( (<text:span text:style-name="T85">U</text:span>x – x) / BF ) , <text:s/><text:span text:style-name="T81">or</text:span></text:p>
      <text:p text:style-name="P49"><text:s text:c="6"/>R’a = arctan( <text:span text:style-name="T85">U</text:span>x – x) / ( y – <text:span text:style-name="T85">U</text:span>y) )</text:p>
      <text:p text:style-name="P49"/>
      <text:p text:style-name="P50">Because the foot shape does 17 degrees of this angle, the servo does the rest: <text:s/>Ra = R’a – 17 degrees</text:p>
      <text:p text:style-name="P1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CA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7.94cm" fo:page-height="21.59cm" style:num-format="1" style:print-orientation="landscape" fo:margin-top="1.499cm" fo:margin-bottom="1.499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11T16:06:25.149000000</meta:creation-date>
    <dc:title>portrait-dae</dc:title>
    <meta:editing-duration>PT21H19M59S</meta:editing-duration>
    <meta:editing-cycles>35</meta:editing-cycles>
    <meta:generator>LibreOffice/7.1.8.1$Windows_X86_64 LibreOffice_project/e1f30c802c3269a1d052614453f260e49458c82c</meta:generator>
    <dc:date>2021-12-26T12:02:46.184000000</dc:date>
    <meta:document-statistic meta:table-count="0" meta:image-count="0" meta:object-count="0" meta:page-count="3" meta:paragraph-count="84" meta:word-count="1276" meta:character-count="7467" meta:non-whitespace-character-count="5342"/>
    <meta:template xlink:type="simple" xlink:actuate="onRequest" xlink:title="portrait-dae" xlink:href="../../../../../../../../AppData/Roaming/LibreOffice/4/user/template/portrait-dae.ott" meta:date="2021-06-11T16:06:24.606000000"/>
  </office:meta>
</office:document-meta>
</file>